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  <style:font-face style:name="var bs-font-monospace" svg:font-family="'var bs-font-monospace'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9638*"/>
    </style:style>
    <style:style style:name="Tabla2.A1" style:family="table-cell">
      <style:table-cell-properties fo:padding="0.097cm" fo:border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9638*"/>
    </style:style>
    <style:style style:name="Tabla8.A1" style:family="table-cell">
      <style:table-cell-properties fo:padding="0.097cm" fo:border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9638*"/>
    </style:style>
    <style:style style:name="Tabla9.A1" style:family="table-cell">
      <style:table-cell-properties fo:padding="0.097cm" fo:border="0.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9638*"/>
    </style:style>
    <style:style style:name="Tabla10.A1" style:family="table-cell">
      <style:table-cell-properties fo:padding="0.097cm" fo:border="0.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9638*"/>
    </style:style>
    <style:style style:name="Tabla11.A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7e116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09b58b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9b58b"/>
    </style:style>
    <style:style style:name="P4" style:family="paragraph" style:parent-style-name="Standard">
      <style:text-properties fo:font-size="6pt" style:font-size-asian="6pt" style:font-size-complex="6pt"/>
    </style:style>
    <style:style style:name="P5" style:family="paragraph" style:parent-style-name="Standard">
      <style:text-properties officeooo:paragraph-rsid="0009b58b"/>
    </style:style>
    <style:style style:name="P6" style:family="paragraph" style:parent-style-name="Standard">
      <style:text-properties officeooo:paragraph-rsid="000f09ed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f09ed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0f09ed"/>
    </style:style>
    <style:style style:name="P9" style:family="paragraph" style:parent-style-name="Standard">
      <style:text-properties officeooo:rsid="000f09ed"/>
    </style:style>
    <style:style style:name="P10" style:family="paragraph" style:parent-style-name="Table_20_Contents">
      <style:text-properties officeooo:paragraph-rsid="000f09ed"/>
    </style:style>
    <style:style style:name="T1" style:family="text">
      <style:text-properties fo:font-variant="normal" fo:text-transform="none" fo:color="#770088" loext:opacity="100%" style:text-line-through-style="none" style:text-line-through-type="none" style:font-name="var bs-font-monospace" fo:font-size="9.75pt" fo:letter-spacing="normal" fo:font-style="normal" style:text-underline-style="none" fo:font-weight="normal" style:text-blinking="false" fo:background-color="#e5e5e5" loext:char-shading-value="0" loext:padding-left="0cm" loext:padding-right="0cm" loext:padding-top="0cm" loext:padding-bottom="0.049cm" loext:border-left="none" loext:border-right="none" loext:border-top="none" loext:border-bottom="0.06pt dotted #000000"/>
    </style:style>
    <style:style style:name="T2" style:family="text">
      <style:text-properties fo:font-variant="normal" fo:text-transform="none" fo:color="#770088" loext:opacity="100%" style:text-line-through-style="none" style:text-line-through-type="none" style:font-name="monospace" fo:font-size="9.75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3" style:family="text">
      <style:text-properties fo:font-variant="normal" fo:text-transform="none" fo:color="#770088" loext:opacity="100%" style:font-name="var bs-font-monospace" fo:font-size="9.75pt" fo:letter-spacing="normal" fo:font-style="normal" fo:font-weight="normal" fo:background-color="#e5e5e5" loext:char-shading-value="0"/>
    </style:style>
    <style:style style:name="T4" style:family="text">
      <style:text-properties fo:font-variant="normal" fo:text-transform="none" fo:color="#770088" loext:opacity="100%" style:font-name="monospace" fo:font-size="9.75pt" fo:letter-spacing="normal" fo:font-style="normal" fo:font-weight="normal"/>
    </style:style>
    <style:style style:name="T5" style:family="text">
      <style:text-properties fo:font-variant="normal" fo:text-transform="none" fo:color="#444444" loext:opacity="100%" style:font-name="var bs-font-monospace" fo:font-size="9.75pt" fo:letter-spacing="normal" fo:font-style="normal" fo:font-weight="normal" fo:background-color="#e5e5e5" loext:char-shading-value="0"/>
    </style:style>
    <style:style style:name="T6" style:family="text">
      <style:text-properties fo:font-variant="normal" fo:text-transform="none" fo:color="#444444" loext:opacity="100%" fo:letter-spacing="normal"/>
    </style:style>
    <style:style style:name="T7" style:family="text">
      <style:text-properties fo:font-variant="normal" fo:text-transform="none" fo:color="#444444" loext:opacity="100%" style:font-name="monospace" fo:font-size="9.75pt" fo:letter-spacing="normal" fo:font-style="normal" fo:font-weight="normal"/>
    </style:style>
    <style:style style:name="T8" style:family="text">
      <style:text-properties fo:font-variant="normal" fo:text-transform="none" fo:color="#444444" loext:opacity="100%" fo:font-size="9.75pt" fo:letter-spacing="normal" fo:font-style="normal" fo:font-weight="normal" officeooo:rsid="0009b58b" fo:background-color="#e5e5e5" loext:char-shading-value="0"/>
    </style:style>
    <style:style style:name="T9" style:family="text">
      <style:text-properties fo:font-variant="normal" fo:text-transform="none" fo:color="#ff00ff" loext:opacity="100%" style:font-name="var bs-font-monospace" fo:font-size="9.75pt" fo:letter-spacing="normal" fo:font-style="normal" fo:font-weight="normal" fo:background-color="#e5e5e5" loext:char-shading-value="0"/>
    </style:style>
    <style:style style:name="T10" style:family="text">
      <style:text-properties fo:font-variant="normal" fo:text-transform="none" fo:color="#ff00ff" loext:opacity="100%" style:font-name="monospace" fo:font-size="9.75pt" fo:letter-spacing="normal" fo:font-style="normal" fo:font-weight="normal"/>
    </style:style>
    <style:style style:name="T11" style:family="text">
      <style:text-properties fo:font-variant="normal" fo:text-transform="none" fo:color="#aa1111" loext:opacity="100%" style:font-name="var bs-font-monospace" fo:font-size="9.75pt" fo:letter-spacing="normal" fo:font-style="normal" fo:font-weight="normal" fo:background-color="#e5e5e5" loext:char-shading-value="0"/>
    </style:style>
    <style:style style:name="T12" style:family="text">
      <style:text-properties fo:font-variant="normal" fo:text-transform="none" fo:color="#0055aa" loext:opacity="100%" style:font-name="monospace" fo:font-size="9.75pt" fo:letter-spacing="normal" fo:font-style="normal" fo:font-weight="normal"/>
    </style:style>
    <style:style style:name="T13" style:family="text">
      <style:text-properties fo:font-variant="normal" fo:text-transform="none" fo:color="#0055aa" loext:opacity="100%" style:font-name="var bs-font-monospace" fo:font-size="9.75pt" fo:letter-spacing="normal" fo:font-style="normal" fo:font-weight="normal" fo:background-color="#e5e5e5" loext:char-shading-value="0"/>
    </style:style>
    <style:style style:name="T14" style:family="text">
      <style:text-properties fo:font-variant="normal" fo:text-transform="none" fo:color="#116644" loext:opacity="100%" style:font-name="monospace" fo:font-size="9.75pt" fo:letter-spacing="normal" fo:font-style="normal" fo:font-weight="normal"/>
    </style:style>
    <style:style style:name="T15" style:family="text">
      <style:text-properties fo:font-variant="normal" fo:text-transform="none" fo:color="#116644" loext:opacity="100%" style:font-name="var bs-font-monospace" fo:font-size="9.75pt" fo:letter-spacing="normal" fo:font-style="normal" fo:font-weight="normal" fo:background-color="#e5e5e5" loext:char-shading-value="0"/>
    </style:style>
    <style:style style:name="T16" style:family="text">
      <style:text-properties fo:font-variant="normal" fo:text-transform="none" fo:color="#116644" loext:opacity="100%" style:font-name="var bs-font-monospace" fo:font-size="9.75pt" fo:letter-spacing="normal" fo:font-style="normal" fo:font-weight="normal" officeooo:rsid="0009b58b" fo:background-color="#e5e5e5" loext:char-shading-value="0"/>
    </style:style>
    <style:style style:name="T17" style:family="text">
      <style:text-properties officeooo:rsid="000f09ed"/>
    </style:style>
    <style:style style:name="T18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ódulo: Gestión de bases de datos Página: 1 </text:p>
      <text:p text:style-name="Standard">Unidad didáctica 4. Realización de consultas. </text:p>
      <text:p text:style-name="Standard">Recurso 4. Ejemplos sentencias SELECT I. </text:p>
      <text:p text:style-name="Standard"><text:s/></text:p>
      <text:p text:style-name="Standard">Base de datos utilizada: Oposiciones. </text:p>
      <text:p text:style-name="Standard"><text:s/>-Orden de las cláusulas en la sentencia select: </text:p>
      <text:p text:style-name="Standard">SELECT </text:p>
      <text:p text:style-name="Standard">FROM </text:p>
      <text:p text:style-name="Standard">WHERE </text:p>
      <text:p text:style-name="Standard">GROUP </text:p>
      <text:p text:style-name="Standard">BY </text:p>
      <text:p text:style-name="Standard">HAVING </text:p>
      <text:p text:style-name="Standard">ORDER BY </text:p>
      <text:p text:style-name="Standard"><text:s/>-A tener en cuenta: -En la cláusula FROM debemos poner todas las tablas que intervengan en la <text:s text:c="12"/></text:p>
      <text:p text:style-name="Standard">consulta aunque no se muestre ningún campo de ellas. -Como norma general, utilizaremos tablas relacionadas entre sí para hacer <text:s text:c="9"/></text:p>
      <text:p text:style-name="Standard">consultas. Evidentemente, si guardan datos sin relación el resultado de estas <text:s text:c="10"/></text:p>
      <text:p text:style-name="Standard">consultas será incoherente. <text:s/>-Las funciones de agregado (SUM, MAX, MIN…) suelen utilizarse sobre <text:s text:c="9"/></text:p>
      <text:p text:style-name="Standard">grupos de filas, por lo tanto será necesario casi siempre utilizar GROUP BY. <text:s text:c="12"/></text:p>
      <text:p text:style-name="Standard">Si no utilizamos GROUP BY el grupo será la tabla completa. </text:p>
      <text:p text:style-name="Standard"><text:s/></text:p>
      <text:p text:style-name="Standard">1. Mostrar DNI, nombre, ciudad y teléfono de los opositores que sean de Badajoz. </text:p>
      <text:p text:style-name="P9"/>
      <text:p text:style-name="P2"><text:span text:style-name="Source_20_Text"><text:span text:style-name="T5"/></text:span></text:p>
      <text:p text:style-name="P6"/>
      <table:table table:name="Tabla7" table:style-name="Tabla7">
        <table:table-column table:style-name="Tabla7.A"/>
        <table:table-row>
          <table:table-cell table:style-name="Tabla7.A1" office:value-type="string">
            <text:p text:style-name="P8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<text:span text:style-name="T1">SELECT</text:span></text:span></text:a><text:span text:style-name="Source_20_Text"><text:span text:style-name="T5"> DNI, NOMBRE, CIUDAD, TELEFONO </text:span></text:span></text:p>
            <text:p text:style-name="P8"><text:span text:style-name="Source_20_Text"><text:span text:style-name="T3">FROM</text:span></text:span><text:span text:style-name="Source_20_Text"><text:span text:style-name="T5"> opositores </text:span></text:span></text:p>
            <text:p text:style-name="P8"><text:span text:style-name="Source_20_Text"><text:span text:style-name="T3">WHERE</text:span></text:span><text:span text:style-name="Source_20_Text"><text:span text:style-name="T5"> CIUDAD </text:span></text:span><text:span text:style-name="Source_20_Text"><text:span text:style-name="T9">=</text:span></text:span><text:span text:style-name="Source_20_Text"><text:span text:style-name="T5"> </text:span></text:span><text:span text:style-name="Source_20_Text"><text:span text:style-name="T11">"Badajoz"</text:span></text:span><text:span text:style-name="Source_20_Text"><text:span text:style-name="T5">;</text:span></text:span></text:p>
          </table:table-cell>
        </table:table-row>
      </table:table>
      <text:p text:style-name="P6"><text:s/></text:p>
      <text:p text:style-name="Standard">2. Mostrar DNI, nombre y teléfono de los opositores que sean de Badajoz o Don Benito. <text:s text:c="14"/></text:p>
      <text:p text:style-name="Standard">Ordenar los datos por ciudad y nombre de opositor. </text:p>
      <text:p text:style-name="Standard"><text:s/></text:p>
      <text:p text:style-name="P5"/>
      <table:table table:name="Tabla6" table:style-name="Tabla6">
        <table:table-column table:style-name="Tabla6.A"/>
        <table:table-row>
          <table:table-cell table:style-name="Tabla6.A1" office:value-type="string">
            <text:p text:style-name="P6"><text:s/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<text:span text:style-name="T1">SELECT</text:span></text:span></text:a><text:span text:style-name="Source_20_Text"><text:span text:style-name="T5"> DNI, NOMBRE, TELEFONO </text:span></text:span></text:p>
            <text:p text:style-name="P6"><text:span text:style-name="Source_20_Text"><text:span text:style-name="T3">FROM</text:span></text:span><text:span text:style-name="Source_20_Text"><text:span text:style-name="T5"> opositores </text:span></text:span></text:p>
            <text:p text:style-name="P6"><text:span text:style-name="Source_20_Text"><text:span text:style-name="T3">WHERE</text:span></text:span><text:span text:style-name="Source_20_Text"><text:span text:style-name="T5"> CIUDAD </text:span></text:span><text:span text:style-name="Source_20_Text"><text:span text:style-name="T9">=</text:span></text:span><text:span text:style-name="Source_20_Text"><text:span text:style-name="T5"> </text:span></text:span><text:span text:style-name="Source_20_Text"><text:span text:style-name="T11">"Badajoz"</text:span></text:span><text:span text:style-name="Source_20_Text"><text:span text:style-name="T5"> </text:span></text:span><text:a xlink:type="simple" xlink:href="http://localhost/phpmyadmin/url.php?url=https://dev.mysql.com/doc/refman/8.0/en/logical-operators.html%23operator_or" office:target-frame-name="mysql_doc" xlink:show="replace" text:style-name="Internet_20_link" text:visited-style-name="Visited_20_Internet_20_Link"><text:span text:style-name="Source_20_Text"><text:span text:style-name="T1">OR</text:span></text:span></text:a><text:span text:style-name="Source_20_Text"><text:span text:style-name="T5"> CIUDAD </text:span></text:span><text:span text:style-name="Source_20_Text"><text:span text:style-name="T9">=</text:span></text:span><text:span text:style-name="Source_20_Text"><text:span text:style-name="T5"> </text:span></text:span><text:span text:style-name="Source_20_Text"><text:span text:style-name="T11">"Don Benito"</text:span></text:span><text:span text:style-name="Source_20_Text"><text:span text:style-name="T5">;</text:span></text:span></text:p>
          </table:table-cell>
        </table:table-row>
      </table:table>
      <text:p text:style-name="P6">3. Mostrar DNI de opositor, nombre, código de examen, descripción del examen y su <text:s text:c="12"/></text:p>
      <text:p text:style-name="Standard">nota.Sólo para las notas del opositor con DNI 11843671.Ordenar por código de <text:s text:c="13"/></text:p>
      <text:p text:style-name="Standard">examen. </text:p>
      <text:p text:style-name="Standard"><text:s/></text:p>
      <text:p text:style-name="P4"><text:s/>SELECT DNI, NOMBRE, CODIGOEXA, DESCRIPCIONEXA, NOTA</text:p>
      <text:p text:style-name="P4">FROM opositores o, notas n, examenes e </text:p>
      <text:p text:style-name="P4">WHERE o.dni=</text:p>
      <text:p text:style-name="Standard"><text:s/></text:p>
      <text:p text:style-name="P3"/>
      <table:table table:name="Tabla5" table:style-name="Tabla5">
        <table:table-column table:style-name="Tabla5.A"/>
        <table:table-row>
          <table:table-cell table:style-name="Tabla5.A1" office:value-type="string">
            <text:p text:style-name="P7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T2">SELECT</text:span></text:a><text:span text:style-name="T6"> </text:span><text:span text:style-name="T7">o</text:span><text:span text:style-name="T12">.DNI</text:span><text:span text:style-name="T7">,</text:span><text:span text:style-name="T6"> </text:span><text:span text:style-name="T7">o</text:span><text:span text:style-name="T12">.NOMBRE</text:span><text:span text:style-name="T7">,</text:span><text:span text:style-name="T6"> </text:span><text:span text:style-name="T7">e</text:span><text:span text:style-name="T12">.CODIGOEXA</text:span><text:span text:style-name="T7">,</text:span><text:span text:style-name="T6"> </text:span><text:span text:style-name="T7">e</text:span><text:span text:style-name="T12">.DESCRIPCIONEXA</text:span><text:span text:style-name="T7">,</text:span><text:span text:style-name="T6"> </text:span><text:span text:style-name="T7">n</text:span><text:span text:style-name="T12">.NOTA</text:span><text:span text:style-name="T6"> </text:span></text:p>
            <text:p text:style-name="P7"><text:span text:style-name="T4">FROM</text:span><text:span text:style-name="T6"> </text:span><text:span text:style-name="T7">opositores</text:span><text:span text:style-name="T6"> </text:span><text:span text:style-name="T7">o</text:span><text:span text:style-name="T6"> </text:span><text:a xlink:type="simple" xlink:href="http://localhost/phpmyadmin/url.php?url=https://dev.mysql.com/doc/refman/8.0/en/string-functions.html%23function_left" office:target-frame-name="mysql_doc" xlink:show="replace" text:style-name="Internet_20_link" text:visited-style-name="Visited_20_Internet_20_Link"><text:span text:style-name="T2">LEFT</text:span></text:a><text:span text:style-name="T6"> </text:span><text:span text:style-name="T4">JOIN</text:span><text:span text:style-name="T6"> </text:span><text:span text:style-name="T7">notas</text:span><text:span text:style-name="T6"> </text:span><text:span text:style-name="T7">n</text:span><text:span text:style-name="T6"> </text:span><text:span text:style-name="T4">ON</text:span><text:span text:style-name="T6"> </text:span><text:span text:style-name="T7">o</text:span><text:span text:style-name="T12">.DNI</text:span><text:span text:style-name="T6"> </text:span><text:span text:style-name="T10">=</text:span><text:span text:style-name="T6"> </text:span><text:span text:style-name="T7">n</text:span><text:span text:style-name="T12">.DNIOPOSITOR</text:span><text:span text:style-name="T6"> </text:span><text:a xlink:type="simple" xlink:href="http://localhost/phpmyadmin/url.php?url=https://dev.mysql.com/doc/refman/8.0/en/string-functions.html%23function_left" office:target-frame-name="mysql_doc" xlink:show="replace" text:style-name="Internet_20_link" text:visited-style-name="Visited_20_Internet_20_Link"><text:span text:style-name="T2">LEFT</text:span></text:a><text:span text:style-name="T6"> </text:span><text:span text:style-name="T4">JOIN</text:span><text:span text:style-name="T6"> </text:span><text:span text:style-name="T7">examenes</text:span><text:span text:style-name="T6"> </text:span><text:span text:style-name="T7">e</text:span><text:span text:style-name="T6"> </text:span><text:span text:style-name="T4">ON</text:span><text:span text:style-name="T6"> </text:span><text:span text:style-name="T7">e</text:span><text:span text:style-name="T12">.CODIGOEXA</text:span><text:span text:style-name="T6"> </text:span><text:span text:style-name="T10">=</text:span><text:span text:style-name="T6"> </text:span><text:span text:style-name="T7">n</text:span><text:span text:style-name="T12">.CODIGOEXAMEN</text:span></text:p>
            <text:p text:style-name="P7"><text:span text:style-name="T4">WHERE</text:span><text:span text:style-name="T6"> </text:span><text:span text:style-name="T7">o</text:span><text:span text:style-name="T12">.DNI</text:span><text:span text:style-name="T6"> </text:span><text:span text:style-name="T10">=</text:span><text:span text:style-name="T6"> </text:span><text:span text:style-name="T14">11843671</text:span></text:p>
            <text:p text:style-name="P7"><text:span text:style-name="T14">ORDER BY e.CODIGOEXA</text:span><text:span text:style-name="T7">;</text:span> </text:p>
          </table:table-cell>
        </table:table-row>
      </table:table>
      <text:p text:style-name="P7"/>
      <text:p text:style-name="P1"/>
      <text:p text:style-name="P1"><text:soft-page-break/></text:p>
      <text:p text:style-name="Standard"><text:s/></text:p>
      <text:p text:style-name="Standard">Módulo: Gestión de bases de datos Página: 2 </text:p>
      <text:p text:style-name="Standard">4. MostrarDNI de opositor, nombre, código de examen, descripción y su nota. Sólo <text:s text:c="12"/></text:p>
      <text:p text:style-name="Standard">para el examen con descripción “SUPUESTOS PRACTICOS (3)”. </text:p>
      <text:p text:style-name="Standard"><text:s/>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8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<text:span text:style-name="T1">SELECT</text:span></text:span></text:a><text:span text:style-name="Source_20_Text"><text:span text:style-name="T5"> o</text:span></text:span><text:span text:style-name="Source_20_Text"><text:span text:style-name="T13">.DNI</text:span></text:span><text:span text:style-name="Source_20_Text"><text:span text:style-name="T5">, o</text:span></text:span><text:span text:style-name="Source_20_Text"><text:span text:style-name="T13">.NOMBRE</text:span></text:span><text:span text:style-name="Source_20_Text"><text:span text:style-name="T5">, e</text:span></text:span><text:span text:style-name="Source_20_Text"><text:span text:style-name="T13">.CODIGOEXA</text:span></text:span><text:span text:style-name="Source_20_Text"><text:span text:style-name="T5">, e</text:span></text:span><text:span text:style-name="Source_20_Text"><text:span text:style-name="T13">.DESCRIPCIONEXA</text:span></text:span><text:span text:style-name="Source_20_Text"><text:span text:style-name="T5">, n</text:span></text:span><text:span text:style-name="Source_20_Text"><text:span text:style-name="T13">.NOTA</text:span></text:span><text:span text:style-name="Source_20_Text"><text:span text:style-name="T5"> </text:span></text:span></text:p>
            <text:p text:style-name="P8"><text:span text:style-name="Source_20_Text"><text:span text:style-name="T3">FROM</text:span></text:span><text:span text:style-name="Source_20_Text"><text:span text:style-name="T5"> opositores o </text:span></text:span><text:span text:style-name="Source_20_Text"><text:span text:style-name="T3">INNER</text:span></text:span><text:span text:style-name="Source_20_Text"><text:span text:style-name="T5"> </text:span></text:span><text:span text:style-name="Source_20_Text"><text:span text:style-name="T3">JOIN</text:span></text:span><text:span text:style-name="Source_20_Text"><text:span text:style-name="T5"> notas n </text:span></text:span><text:span text:style-name="Source_20_Text"><text:span text:style-name="T3">ON</text:span></text:span><text:span text:style-name="Source_20_Text"><text:span text:style-name="T5"> o</text:span></text:span><text:span text:style-name="Source_20_Text"><text:span text:style-name="T13">.DNI</text:span></text:span><text:span text:style-name="Source_20_Text"><text:span text:style-name="T5"> </text:span></text:span><text:span text:style-name="Source_20_Text"><text:span text:style-name="T9">=</text:span></text:span><text:span text:style-name="Source_20_Text"><text:span text:style-name="T5"> n</text:span></text:span><text:span text:style-name="Source_20_Text"><text:span text:style-name="T13">.DNIOPOSITOR</text:span></text:span><text:span text:style-name="Source_20_Text"><text:span text:style-name="T5"> </text:span></text:span><text:span text:style-name="Source_20_Text"><text:span text:style-name="T3">INNER</text:span></text:span><text:span text:style-name="Source_20_Text"><text:span text:style-name="T5"> </text:span></text:span><text:span text:style-name="Source_20_Text"><text:span text:style-name="T3">JOIN</text:span></text:span><text:span text:style-name="Source_20_Text"><text:span text:style-name="T5"> examenes e </text:span></text:span><text:span text:style-name="Source_20_Text"><text:span text:style-name="T3">ON</text:span></text:span><text:span text:style-name="Source_20_Text"><text:span text:style-name="T5"> n</text:span></text:span><text:span text:style-name="Source_20_Text"><text:span text:style-name="T13">.CODIGOEXAMEN</text:span></text:span><text:span text:style-name="Source_20_Text"><text:span text:style-name="T5"> </text:span></text:span><text:span text:style-name="Source_20_Text"><text:span text:style-name="T9">=</text:span></text:span><text:span text:style-name="Source_20_Text"><text:span text:style-name="T5"> e</text:span></text:span><text:span text:style-name="Source_20_Text"><text:span text:style-name="T13">.CODIGOEXA</text:span></text:span><text:span text:style-name="Source_20_Text"><text:span text:style-name="T5"> </text:span></text:span></text:p>
            <text:p text:style-name="P8"><text:span text:style-name="Source_20_Text"><text:span text:style-name="T3">WHERE</text:span></text:span><text:span text:style-name="Source_20_Text"><text:span text:style-name="T5"> e</text:span></text:span><text:span text:style-name="Source_20_Text"><text:span text:style-name="T13">.DESCRIPCIONEXA</text:span></text:span><text:span text:style-name="Source_20_Text"><text:span text:style-name="T5"> </text:span></text:span><text:span text:style-name="Source_20_Text"><text:span text:style-name="T9">=</text:span></text:span><text:span text:style-name="Source_20_Text"><text:span text:style-name="T5"> </text:span></text:span><text:span text:style-name="Source_20_Text"><text:span text:style-name="T11">"SUPUESTOS PRACTICOS (3)"</text:span></text:span><text:span text:style-name="Source_20_Text"><text:span text:style-name="T5">;</text:span></text:span></text:p>
          </table:table-cell>
        </table:table-row>
      </table:table>
      <text:p text:style-name="P6"/>
      <text:p text:style-name="Standard"/>
      <text:p text:style-name="Standard"><text:s/></text:p>
      <text:p text:style-name="Standard">5. Mostrar DNI de opositor, nombre, código de examen, descripción del examen y su <text:s text:c="12"/></text:p>
      <text:p text:style-name="Standard">nota. Sólo para las notas de los opositores con la cadena “EZ” en su nombre y para <text:s text:c="16"/></text:p>
      <text:p text:style-name="Standard">el examen con código 1. Ordenar por nombre de forma descendente (Z..A). </text:p>
      <text:p text:style-name="Standard"><text:s/></text:p>
      <text:p text:style-name="P2"><text:span text:style-name="Source_20_Text"><text:span text:style-name="T5"/></text:span></text:p>
      <text:p text:style-name="Standard"/>
      <table:table table:name="Tabla3" table:style-name="Tabla3">
        <table:table-column table:style-name="Tabla3.A"/>
        <table:table-row>
          <table:table-cell table:style-name="Tabla3.A1" office:value-type="string">
            <text:p text:style-name="P8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<text:span text:style-name="T1">SELECT</text:span></text:span></text:a><text:span text:style-name="Source_20_Text"><text:span text:style-name="T5"> o</text:span></text:span><text:span text:style-name="Source_20_Text"><text:span text:style-name="T13">.DNI</text:span></text:span><text:span text:style-name="Source_20_Text"><text:span text:style-name="T5">, o</text:span></text:span><text:span text:style-name="Source_20_Text"><text:span text:style-name="T13">.NOMBRE</text:span></text:span><text:span text:style-name="Source_20_Text"><text:span text:style-name="T5">, o</text:span></text:span><text:span text:style-name="Source_20_Text"><text:span text:style-name="T13">.APELLIDOS</text:span></text:span><text:span text:style-name="Source_20_Text"><text:span text:style-name="T5">, e</text:span></text:span><text:span text:style-name="Source_20_Text"><text:span text:style-name="T13">.CODIGOEXA</text:span></text:span><text:span text:style-name="Source_20_Text"><text:span text:style-name="T5">, e</text:span></text:span><text:span text:style-name="Source_20_Text"><text:span text:style-name="T13">.DESCRIPCIONEXA</text:span></text:span><text:span text:style-name="Source_20_Text"><text:span text:style-name="T5">, n</text:span></text:span><text:span text:style-name="Source_20_Text"><text:span text:style-name="T13">.NOTA</text:span></text:span><text:span text:style-name="Source_20_Text"><text:span text:style-name="T5"> </text:span></text:span></text:p>
            <text:p text:style-name="P8"><text:span text:style-name="Source_20_Text"><text:span text:style-name="T3">FROM</text:span></text:span><text:span text:style-name="Source_20_Text"><text:span text:style-name="T5"> opositores o </text:span></text:span><text:span text:style-name="Source_20_Text"><text:span text:style-name="T3">INNER</text:span></text:span><text:span text:style-name="Source_20_Text"><text:span text:style-name="T5"> </text:span></text:span><text:span text:style-name="Source_20_Text"><text:span text:style-name="T3">JOIN</text:span></text:span><text:span text:style-name="Source_20_Text"><text:span text:style-name="T5"> notas n </text:span></text:span><text:span text:style-name="Source_20_Text"><text:span text:style-name="T3">ON</text:span></text:span><text:span text:style-name="Source_20_Text"><text:span text:style-name="T5"> o</text:span></text:span><text:span text:style-name="Source_20_Text"><text:span text:style-name="T13">.DNI</text:span></text:span><text:span text:style-name="Source_20_Text"><text:span text:style-name="T5"> </text:span></text:span><text:span text:style-name="Source_20_Text"><text:span text:style-name="T9">=</text:span></text:span><text:span text:style-name="Source_20_Text"><text:span text:style-name="T5"> n</text:span></text:span><text:span text:style-name="Source_20_Text"><text:span text:style-name="T13">.DNIOPOSITOR</text:span></text:span><text:span text:style-name="Source_20_Text"><text:span text:style-name="T5"> </text:span></text:span><text:span text:style-name="Source_20_Text"><text:span text:style-name="T3">INNER</text:span></text:span><text:span text:style-name="Source_20_Text"><text:span text:style-name="T5"> </text:span></text:span><text:span text:style-name="Source_20_Text"><text:span text:style-name="T3">JOIN</text:span></text:span><text:span text:style-name="Source_20_Text"><text:span text:style-name="T5"> examenes e </text:span></text:span><text:span text:style-name="Source_20_Text"><text:span text:style-name="T3">ON</text:span></text:span><text:span text:style-name="Source_20_Text"><text:span text:style-name="T5"> e</text:span></text:span><text:span text:style-name="Source_20_Text"><text:span text:style-name="T13">.CODIGOEXA</text:span></text:span><text:span text:style-name="Source_20_Text"><text:span text:style-name="T5"> </text:span></text:span><text:span text:style-name="Source_20_Text"><text:span text:style-name="T9">=</text:span></text:span><text:span text:style-name="Source_20_Text"><text:span text:style-name="T5"> n</text:span></text:span><text:span text:style-name="Source_20_Text"><text:span text:style-name="T13">.CODIGOEXAMEN</text:span></text:span><text:span text:style-name="Source_20_Text"><text:span text:style-name="T5"> </text:span></text:span></text:p>
            <text:p text:style-name="P8"><text:span text:style-name="Source_20_Text"><text:span text:style-name="T3">WHERE</text:span></text:span><text:span text:style-name="Source_20_Text"><text:span text:style-name="T5"> o</text:span></text:span><text:span text:style-name="Source_20_Text"><text:span text:style-name="T13">.APELLIDOS</text:span></text:span><text:span text:style-name="Source_20_Text"><text:span text:style-name="T5"> </text:span></text:span><text:a xlink:type="simple" xlink:href="http://localhost/phpmyadmin/url.php?url=https://dev.mysql.com/doc/refman/8.0/en/string-comparison-functions.html%23operator_like" office:target-frame-name="mysql_doc" xlink:show="replace" text:style-name="Internet_20_link" text:visited-style-name="Visited_20_Internet_20_Link"><text:span text:style-name="Source_20_Text"><text:span text:style-name="T1">LIKE</text:span></text:span></text:a><text:span text:style-name="Source_20_Text"><text:span text:style-name="T5"> </text:span></text:span><text:span text:style-name="Source_20_Text"><text:span text:style-name="T11">"%EZ%"</text:span></text:span><text:span text:style-name="Source_20_Text"><text:span text:style-name="T5"> </text:span></text:span><text:a xlink:type="simple" xlink:href="http://localhost/phpmyadmin/url.php?url=https://dev.mysql.com/doc/refman/8.0/en/logical-operators.html%23operator_and" office:target-frame-name="mysql_doc" xlink:show="replace" text:style-name="Internet_20_link" text:visited-style-name="Visited_20_Internet_20_Link"><text:span text:style-name="Source_20_Text"><text:span text:style-name="T1">AND</text:span></text:span></text:a><text:span text:style-name="Source_20_Text"><text:span text:style-name="T5"> e</text:span></text:span><text:span text:style-name="Source_20_Text"><text:span text:style-name="T13">.CODIGOEXA</text:span></text:span><text:span text:style-name="Source_20_Text"><text:span text:style-name="T5"> </text:span></text:span><text:span text:style-name="Source_20_Text"><text:span text:style-name="T9">=</text:span></text:span><text:span text:style-name="Source_20_Text"><text:span text:style-name="T5"> </text:span></text:span><text:span text:style-name="Source_20_Text"><text:span text:style-name="T15">1</text:span></text:span></text:p>
            <text:p text:style-name="P8"><text:span text:style-name="Source_20_Text">ORDER BY o.N</text:span><text:span text:style-name="Source_20_Text"><text:span text:style-name="T16">O</text:span></text:span><text:span text:style-name="Source_20_Text">M</text:span><text:span text:style-name="Source_20_Text"><text:span text:style-name="T16">BRE </text:span></text:span><text:span text:style-name="Source_20_Text"><text:span text:style-name="T8">D</text:span></text:span><text:span text:style-name="Source_20_Text"><text:span text:style-name="T16">ESC</text:span></text:span><text:span text:style-name="Source_20_Text"><text:span text:style-name="T5">;</text:span></text:span></text:p>
          </table:table-cell>
        </table:table-row>
      </table:table>
      <text:p text:style-name="P6"><text:s/></text:p>
      <text:p text:style-name="Standard">6. Mostrar DNI de opositor, nombre, código de examen, descripción del examen y su <text:s text:c="12"/></text:p>
      <text:p text:style-name="Standard">nota. Sólo para las notas de los opositores del tribunal 4. </text:p>
      <text:p text:style-name="Standard"><text:s/></text:p>
      <text:p text:style-name="Standard"><text:s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SELECT o.DNI, o.NOMBRE, o.APELLIDOS, o.TRIBUNALOPOSITOR, e.CODIGOEXA, e.DESCRIPCIONEXA, n.NOTA<text:line-break/>FROM opositores o <text:line-break/>INNER JOIN notas n ON o.DNI = n.DNIOPOSITOR <text:line-break/>INNER JOIN examenes e ON e.CODIGOEXA = n.CODIGOEXAMEN<text:line-break/>WHERE o.TRIBUNALOPOSITOR = 4;</text:p>
          </table:table-cell>
        </table:table-row>
      </table:table>
      <text:p text:style-name="Standard"/>
      <text:p text:style-name="Standard"/>
      <text:p text:style-name="Standard"/>
      <text:p text:style-name="Standard">En esta consulta podemos mostrar el campo TribunalOpositor para comprobar el </text:p>
      <text:p text:style-name="Standard">resultado. No es necesario incluir la tabla Tribunales, ya que en Opositores tenemos </text:p>
      <text:p text:style-name="Standard">el campo Tribunalopositor. </text:p>
      <text:p text:style-name="Standard"><text:s/></text:p>
      <text:p text:style-name="Standard">7. Mostrar DNI de opositor, nombre y la media de sus notas. Ordenar por DNI. </text:p>
      <text:p text:style-name="Standard"><text:s/></text:p>
      <text:p text:style-name="P6"><text:s/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0">SELECT o.DNI, o.NOMBRE, AVG(n.NOTA) AS MEDIA_NOTAS<text:line-break/>FROM opositores o <text:line-break/>INNER JOIN notas n ON o.DNI = n.DNIOPOSITOR <text:line-break/>GROUP BY o.DNI, o.NOMBRE <text:line-break/>ORDER BY o.DNI;</text:p>
          </table:table-cell>
        </table:table-row>
      </table:table>
      <text:p text:style-name="P6">No es necesaria la tabla Exámenes. </text:p>
      <text:p text:style-name="Standard"><text:soft-page-break/><text:s/></text:p>
      <text:p text:style-name="Standard">8. Mostrar el número de opositores por tribunal (contar). Debe aparecer una columna <text:s text:c="11"/></text:p>
      <text:p text:style-name="Standard">con el número de tribunal en la forma “Tribunal nº 1” y otra columna con la cuenta. </text:p>
      <text:p text:style-name="Standard"><text:s/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0">SELECT CONCAT('Tribunal nº ', o.TRIBUNALOPOSITOR) AS TRIBUNAL, COUNT(o.DNI) AS NUM_OPOSITORES<text:line-break/>FROM opositores o <text:line-break/>GROUP BY o.TRIBUNALOPOSITOR;</text:p>
          </table:table-cell>
        </table:table-row>
      </table:table>
      <text:p text:style-name="P6"><text:s/></text:p>
      <text:p text:style-name="Standard">La función CONCAT une o concatena cadenas de texto. Agrupamos por tribunal y </text:p>
      <text:p text:style-name="Standard">contamos las filas de cada grupo. 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Módulo: Gestión de bases de datos Página: 3 </text:p>
      <text:p text:style-name="Standard">9. Mostrar el número de opositores por cada población, sólo para aquellas poblaciones <text:s text:c="12"/></text:p>
      <text:p text:style-name="Standard">con más de 20 opositores. </text:p>
      <text:p text:style-name="P6"><text:s/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6"><text:s/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CIUDAD, </text:span><text:a xlink:type="simple" xlink:href="http://localhost/phpmyadmin/url.php?url=https://dev.mysql.com/doc/refman/8.0/en/aggregate-functions.html%23function_count" office:target-frame-name="mysql_doc" xlink:show="replace" text:style-name="Internet_20_link" text:visited-style-name="Visited_20_Internet_20_Link"><text:span text:style-name="Source_20_Text">COUNT</text:span></text:a><text:span text:style-name="Source_20_Text">(*) </text:span></text:p>
            <text:p text:style-name="P6"><text:span text:style-name="Source_20_Text">FROM opositores </text:span></text:p>
            <text:p text:style-name="P6"><text:span text:style-name="Source_20_Text">GROUP BY CIUDAD HAVING </text:span><text:a xlink:type="simple" xlink:href="http://localhost/phpmyadmin/url.php?url=https://dev.mysql.com/doc/refman/8.0/en/aggregate-functions.html%23function_count" office:target-frame-name="mysql_doc" xlink:show="replace" text:style-name="Internet_20_link" text:visited-style-name="Visited_20_Internet_20_Link"><text:span text:style-name="Source_20_Text">COUNT</text:span></text:a><text:span text:style-name="Source_20_Text">(*) &gt; 20; </text:span></text:p>
          </table:table-cell>
        </table:table-row>
      </table:table>
      <text:p text:style-name="P6"/>
      <text:p text:style-name="Standard"/>
      <text:p text:style-name="Standard">Con Having eliminamos los grupos que no nos interesan. </text:p>
      <text:p text:style-name="Standard"><text:s/></text:p>
      <text:p text:style-name="Standard">10. Mostrar código de examen, descripción y media de sus notas. </text:p>
      <text:p text:style-name="P6"><text:s/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CODIGOEXA, DESCRIPCIONEXA, </text:span><text:a xlink:type="simple" xlink:href="http://localhost/phpmyadmin/url.php?url=https://dev.mysql.com/doc/refman/8.0/en/aggregate-functions.html%23function_avg" office:target-frame-name="mysql_doc" xlink:show="replace" text:style-name="Internet_20_link" text:visited-style-name="Visited_20_Internet_20_Link"><text:span text:style-name="Source_20_Text">AVG</text:span></text:a><text:span text:style-name="Source_20_Text">(NOTA) AS MEDIA </text:span></text:p>
            <text:p text:style-name="P6"><text:span text:style-name="Source_20_Text">FROM EXAMENES E INNER JOIN NOTAS N ON E.CODIGOEXA = N.CODIGOEXAMEN GROUP BY CODIGOEXA; </text:span></text:p>
            <text:p text:style-name="P6"/>
          </table:table-cell>
        </table:table-row>
      </table:table>
      <text:p text:style-name="P6"><text:span text:style-name="Source_20_Text"/></text:p>
      <text:p text:style-name="Standard"/>
      <text:p text:style-name="Standard">11. Mostrar número de opositores por cada tribunal (contar). Antes, y para probar esta <text:s text:c="12"/></text:p>
      <text:p text:style-name="Standard">consulta, introducimos una nueva fila o registro en la tabla Tribunales. Este nuevo <text:s text:c="12"/></text:p>
      <text:p text:style-name="Standard">tribunal no tendrá opositores asignados. Para insertar un nuevo registro utilizamos <text:s text:c="10"/></text:p>
      <text:p text:style-name="Standard">esta sentencia: insert into tribunales values (6, 'Presidente', 'Secretario', 'Vocal1', <text:s text:c="9"/></text:p>
      <text:p text:style-name="Standard">'Vocal2', 'Vocal3') </text:p>
      <text:p text:style-name="Standard"/>
      <text:p text:style-name="P6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0">INSERT INTO tribunales VALUES (6, '<text:span text:style-name="T17">Paco Porras</text:span>', '<text:span text:style-name="T17">La Vecina</text:span>', '<text:span text:style-name="T17">Alpisate Perez</text:span>', '<text:span text:style-name="T17">L’Haine</text:span>', '<text:span text:style-name="T17">Chiqito</text:span>');<text:line-break/><text:line-break/>SELECT t.CODIGOTRIBUNAL, COUNT(o.DNI) AS NUM_OPOSITORES<text:line-break/>FROM tribunales t <text:line-break/>LEFT JOIN opositores o ON t.CODIGOTRIBUNAL = o.TRIBUNALOPOSITOR<text:line-break/>GROUP BY t.CODIGOTRIBUNAL;</text:p>
          </table:table-cell>
        </table:table-row>
      </table:table>
      <text:p text:style-name="P6"><text:s/></text:p>
      <text:p text:style-name="Standard"><text:s/></text:p>
      <text:p text:style-name="Standard"><text:soft-page-break/>Con left join mostramos las filas de la tabla de la izquierda (Tribunales) que tienen relación <text:s text:c="15"/></text:p>
      <text:p text:style-name="Standard">con filas de la tabla de la derecha (Opositores) y además las filas de Tribunales (Left) sin <text:s text:c="16"/></text:p>
      <text:p text:style-name="Standard">opositores. Observa como el campo utilizado en Count es el DNI y no *, ya que si <text:s text:c="16"/></text:p>
      <text:p text:style-name="Standard">hubiésemos utilizado * el resultado no sería correcto. Prueba y observa. </text:p>
      <text:p text:style-name="Standard"><text:s/>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  <style:font-face style:name="var bs-font-monospace" svg:font-family="'var bs-font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3:30:43.695000000</meta:creation-date>
    <dc:date>2024-09-26T20:25:53.047000000</dc:date>
    <meta:editing-duration>PT21M45S</meta:editing-duration>
    <meta:editing-cycles>3</meta:editing-cycles>
    <meta:generator>LibreOffice/7.5.4.2$Windows_X86_64 LibreOffice_project/36ccfdc35048b057fd9854c757a8b67ec53977b6</meta:generator>
    <meta:document-statistic meta:table-count="11" meta:image-count="0" meta:object-count="0" meta:page-count="4" meta:paragraph-count="114" meta:word-count="819" meta:character-count="5602" meta:non-whitespace-character-count="4496"/>
  </office:meta>
</office:document-meta>
</file>